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04e8"/>
    </style:style>
    <style:style style:name="P3" style:family="paragraph" style:parent-style-name="Table_20_Contents">
      <style:text-properties officeooo:paragraph-rsid="0019b7e0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Azione_20_sistema">
      <style:text-properties officeooo:paragraph-rsid="001704e8"/>
    </style:style>
    <style:style style:name="P6" style:family="paragraph" style:parent-style-name="Table_20_Contents">
      <style:text-properties officeooo:rsid="001704e8" officeooo:paragraph-rsid="001704e8"/>
    </style:style>
    <style:style style:name="P7" style:family="paragraph" style:parent-style-name="Table_20_Contents">
      <style:text-properties officeooo:rsid="0019b7e0" officeooo:paragraph-rsid="0019b7e0"/>
    </style:style>
    <style:style style:name="P8" style:family="paragraph" style:parent-style-name="Caption">
      <style:text-properties officeooo:paragraph-rsid="001704e8"/>
    </style:style>
    <style:style style:name="T1" style:family="text">
      <style:text-properties officeooo:rsid="001704e8"/>
    </style:style>
    <style:style style:name="T2" style:family="text">
      <style:text-properties officeooo:rsid="0019b7e0"/>
    </style:style>
    <style:style style:name="T3" style:family="text">
      <style:text-properties officeooo:rsid="001a1164"/>
    </style:style>
    <style:style style:name="T4" style:family="text">
      <style:text-properties fo:font-variant="normal" fo:text-transform="none" fo:color="#222222" style:font-name="arial" fo:font-size="9.75pt" fo:letter-spacing="normal" fo:font-style="normal" fo:font-weight="normal" officeooo:rsid="001704e8"/>
    </style:style>
    <style:style style:name="T5" style:family="text">
      <style:text-properties officeooo:rsid="001b7b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<text:span text:style-name="T2">Ser</text:span><text:span text:style-name="T3">ver non disponibil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Utente gener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7">Server momentaneamente non disponibilie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0727800" text:style-name="Numerazione_20_UC">
              <text:list-header>
                <text:p text:style-name="Azione_20_attore"/>
              </text:list-header>
              <text:list-item>
                <text:p text:style-name="P5"><text:span text:style-name="T1"><text:s/>Il sistema </text:span><text:span text:style-name="T2">non accetta più richieste dai client</text:span><text:span text:style-name="T1"> </text:span><text:span text:style-name="T2">perchè momentaneamente </text:span><text:span text:style-name="T5">irragiungibile</text:span><text:span text:style-name="T2"> </text:span><text:span text:style-name="T5">e risponde dicendo che il server non è raggiungibile in questo momento</text:span><text:span text:style-name="T1">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<text:span text:style-name="T1">Il sistema mostra un</text:span><text:span text:style-name="T2"> messaggio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>N/D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Sicurezza</text:p>
          </table:table-cell>
        </table:table-row>
      </table:table>
      <text:p text:style-name="P8"><text:span text:style-name="T1">UC_A_5</text:span><text:span text:style-name="T2">7</text:span><text:span text:style-name="T1"> il sistema </text:span><text:span text:style-name="T2">è momentaneamente non agibile.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3T18:33:23.43</meta:creation-date>
    <meta:editing-duration>PT19S</meta:editing-duration>
    <meta:editing-cycles>3</meta:editing-cycles>
    <meta:generator>LibreOffice/3.6$Windows_x86 LibreOffice_project/da8c1e6-fd468f4-454e206-f42a4a9-143cfd</meta:generator>
    <dc:date>2012-11-04T11:00:09.11</dc:date>
    <meta:document-statistic meta:table-count="1" meta:image-count="0" meta:object-count="0" meta:page-count="1" meta:paragraph-count="17" meta:word-count="66" meta:character-count="466" meta:non-whitespace-character-count="417"/>
  </office:meta>
</office:document-meta>
</file>